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9a5" officeooo:paragraph-rsid="00019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Test File </text:p>
      <text:p text:style-name="P1">## In Markdown</text:p>
      <text:p text:style-name="P1"/>
      <text:p text:style-name="P1">You can use Markdown and reStructuredText in the same Sphinx project. We support this natively on Read the Docs, and you can do it locally:</text:p>
      <text:p text:style-name="P1"/>
      <text:p text:style-name="P1">``$ pip install recommonmark``</text:p>
      <text:p text:style-name="P1"/>
      <text:p text:style-name="P1">Then in your ``conf.py:``</text:p>
      <text:p text:style-name="P1"/>
      <text:p text:style-name="P1">``from recommonmark.parser import CommonMarkParser``</text:p>
      <text:p text:style-name="P1"/>
      <text:p text:style-name="P1">``source_parsers = {``</text:p>
      <text:p text:style-name="P1"><text:s text:c="4"/>``'.md': CommonMarkParser,``</text:p>
      <text:p text:style-name="P1">``}``</text:p>
      <text:p text:style-name="P1"/>
      <text:p text:style-name="P1">``source_suffix = ['.rst', '.md']``</text:p>
      <text:p text:style-name="P1"># Note </text:p>
      <text:p text:style-name="P1">![Note mark](https://github.com/MaslovaEV/test/blob/master/icon48.png?raw=true)</text:p>
      <text:p text:style-name="P1"/>
      <text:p text:style-name="P1">Markdown doesn't support a lot of the features of Sphinx, </text:p>
      <text:p text:style-name="P1"><text:s text:c="11"/>like inline markup and directives. However, it works for </text:p>
      <text:p text:style-name="P1"><text:s text:c="11"/>basic prose content. reStructuredText is the preferred </text:p>
      <text:p text:style-name="P1"><text:s text:c="11"/>format for technical documentation, please read `this blog post`_ </text:p>
      <text:p text:style-name="P1"><text:s text:c="11"/>for motiv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6:22:48.802465317</meta:creation-date>
    <dc:date>2017-06-06T16:24:46.544728792</dc:date>
    <meta:editing-duration>PT1M58S</meta:editing-duration>
    <meta:editing-cycles>1</meta:editing-cycles>
    <meta:document-statistic meta:table-count="0" meta:image-count="0" meta:object-count="0" meta:page-count="1" meta:paragraph-count="17" meta:word-count="94" meta:character-count="747" meta:non-whitespace-character-count="616"/>
    <meta:generator>LibreOffice/5.1.6.2$Linux_X86_64 LibreOffice_project/10m0$Build-2</meta:generator>
  </office:meta>
</office:document-meta>
</file>